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'Helvetica Neu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c0000" style:font-name="Liberation Serif" fo:font-weight="bold" officeooo:rsid="001a2dc0" officeooo:paragraph-rsid="001a2dc0" fo:background-color="transparent" style:font-weight-asian="bold" style:font-weight-complex="bold"/>
    </style:style>
    <style:style style:name="P2" style:family="paragraph" style:parent-style-name="Standard">
      <style:text-properties fo:color="#cc0000" style:font-name="Liberation Serif" fo:font-weight="bold" officeooo:rsid="001a2dc0" officeooo:paragraph-rsid="001a2dc0" style:font-weight-asian="bold" style:font-weight-complex="bold"/>
    </style:style>
    <style:style style:name="P3" style:family="paragraph" style:parent-style-name="Standard">
      <style:text-properties fo:color="#cc0000" style:font-name="Liberation Serif" fo:font-weight="bold" officeooo:rsid="004c4c6b" officeooo:paragraph-rsid="004c4c6b" style:font-weight-asian="bold" style:font-weight-complex="bold"/>
    </style:style>
    <style:style style:name="P4" style:family="paragraph" style:parent-style-name="Standard">
      <style:text-properties fo:color="#cc0000" style:font-name="Liberation Serif" fo:font-weight="bold" officeooo:rsid="004d09b5" officeooo:paragraph-rsid="004d09b5" style:font-weight-asian="bold" style:font-weight-complex="bold"/>
    </style:style>
    <style:style style:name="P5" style:family="paragraph" style:parent-style-name="Standard">
      <style:text-properties fo:color="#cc0000" style:font-name="Liberation Serif" fo:font-weight="bold" officeooo:paragraph-rsid="004f4595"/>
    </style:style>
    <style:style style:name="P6" style:family="paragraph" style:parent-style-name="Standard">
      <style:text-properties fo:color="#cc0000" style:font-name="Liberation Serif" officeooo:rsid="001a2dc0" officeooo:paragraph-rsid="001a2dc0"/>
    </style:style>
    <style:style style:name="P7" style:family="paragraph" style:parent-style-name="Standard">
      <style:text-properties style:font-name="Liberation Serif" officeooo:rsid="001a2dc0" officeooo:paragraph-rsid="001a2dc0"/>
    </style:style>
    <style:style style:name="P8" style:family="paragraph" style:parent-style-name="Standard">
      <style:text-properties style:font-name="Liberation Serif" officeooo:rsid="001a2dc0" officeooo:paragraph-rsid="002d82ce"/>
    </style:style>
    <style:style style:name="P9" style:family="paragraph" style:parent-style-name="Standard">
      <style:text-properties style:font-name="Liberation Serif" officeooo:rsid="001a2dc0" officeooo:paragraph-rsid="0036dc85"/>
    </style:style>
    <style:style style:name="P10" style:family="paragraph" style:parent-style-name="Standard">
      <style:text-properties style:font-name="Liberation Serif" officeooo:rsid="001a2dc0" officeooo:paragraph-rsid="003c9927"/>
    </style:style>
    <style:style style:name="P11" style:family="paragraph" style:parent-style-name="Standard">
      <style:text-properties style:font-name="Liberation Serif" officeooo:paragraph-rsid="002ba07a"/>
    </style:style>
    <style:style style:name="P12" style:family="paragraph" style:parent-style-name="Standard">
      <style:text-properties fo:color="#ff00ff" style:font-name="Liberation Serif" fo:font-size="10pt" officeooo:rsid="001a2dc0" officeooo:paragraph-rsid="001a2dc0" style:font-size-asian="10pt" style:font-size-complex="10pt"/>
    </style:style>
    <style:style style:name="P13" style:family="paragraph" style:parent-style-name="Standard">
      <style:text-properties fo:color="#0000cc" style:font-name="Liberation Serif" fo:font-weight="bold" officeooo:rsid="001a2dc0" officeooo:paragraph-rsid="001a2dc0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style:font-name="Liberation Serif" officeooo:rsid="001a2dc0" officeooo:paragraph-rsid="0036dc85"/>
    </style:style>
    <style:style style:name="P15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style:font-name="Liberation Serif" officeooo:rsid="001a2dc0" officeooo:paragraph-rsid="0036dc85"/>
    </style:style>
    <style:style style:name="P16" style:family="paragraph" style:parent-style-name="Text_20_body">
      <style:paragraph-properties fo:line-height="100%"/>
      <style:text-properties fo:color="#cc0000" style:font-name="Liberation Serif" fo:font-weight="bold" officeooo:rsid="00577462" officeooo:paragraph-rsid="0063aeba" style:font-weight-asian="bold" style:font-weight-complex="bold"/>
    </style:style>
    <style:style style:name="P17" style:family="paragraph" style:parent-style-name="Text_20_body">
      <style:paragraph-properties fo:line-height="100%"/>
      <style:text-properties fo:color="#cc0000" style:font-name="Liberation Serif" fo:font-weight="bold" officeooo:rsid="00577462" officeooo:paragraph-rsid="0061eb07" style:font-weight-asian="bold" style:font-weight-complex="bold"/>
    </style:style>
    <style:style style:name="P18" style:family="paragraph" style:parent-style-name="Text_20_body">
      <style:text-properties fo:color="#cc0000" style:font-name="Liberation Serif" fo:font-weight="bold" officeooo:rsid="00577462" officeooo:paragraph-rsid="00577462" style:font-weight-asian="bold" style:font-weight-complex="bold"/>
    </style:style>
    <style:style style:name="P19" style:family="paragraph" style:parent-style-name="Text_20_body">
      <style:text-properties fo:color="#cc0000" style:font-name="Liberation Serif" fo:font-weight="bold" officeooo:rsid="00562474" style:font-weight-asian="bold" style:font-weight-complex="bold"/>
    </style:style>
    <style:style style:name="P20" style:family="paragraph" style:parent-style-name="Text_20_body">
      <style:paragraph-properties fo:line-height="100%"/>
      <style:text-properties fo:color="#cc0000" style:font-name="Liberation Serif" fo:font-size="12pt" fo:font-weight="bold" officeooo:rsid="00577462" officeooo:paragraph-rsid="0061eb07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fo:color="#cc0000" style:font-name="Liberation Serif" fo:font-size="12pt" fo:font-weight="bold" officeooo:rsid="00577462" officeooo:paragraph-rsid="0063aeba" style:font-size-asian="12pt" style:font-weight-asian="bold" style:font-size-complex="12pt" style:font-weight-complex="bold"/>
    </style:style>
    <style:style style:name="P22" style:family="paragraph" style:parent-style-name="Text_20_body">
      <style:text-properties fo:color="#000000" style:font-name="Liberation Serif" fo:font-weight="normal" officeooo:rsid="00577462" officeooo:paragraph-rsid="00577462" style:font-weight-asian="normal" style:font-weight-complex="normal"/>
    </style:style>
    <style:style style:name="P23" style:family="paragraph" style:parent-style-name="Text_20_body">
      <style:text-properties style:font-name="Liberation Serif"/>
    </style:style>
    <style:style style:name="P24" style:family="paragraph" style:parent-style-name="Text_20_body">
      <style:paragraph-properties fo:line-height="100%"/>
      <style:text-properties style:font-name="Liberation Serif"/>
    </style:style>
    <style:style style:name="P25" style:family="paragraph" style:parent-style-name="Text_20_body">
      <style:paragraph-properties fo:line-height="100%"/>
      <style:text-properties style:font-name="Liberation Serif" officeooo:paragraph-rsid="005db16b"/>
    </style:style>
    <style:style style:name="P26" style:family="paragraph" style:parent-style-name="Text_20_body">
      <style:text-properties style:font-name="Liberation Serif" officeooo:rsid="00577462" officeooo:paragraph-rsid="00577462"/>
    </style:style>
    <style:style style:name="P27" style:family="paragraph" style:parent-style-name="Text_20_body">
      <style:text-properties style:font-name="Liberation Serif" officeooo:rsid="00577462" officeooo:paragraph-rsid="005f9667"/>
    </style:style>
    <style:style style:name="P28" style:family="paragraph" style:parent-style-name="Text_20_body">
      <style:paragraph-properties fo:line-height="100%"/>
      <style:text-properties officeooo:paragraph-rsid="006f8ad4"/>
    </style:style>
    <style:style style:name="P29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5c5d65" officeooo:paragraph-rsid="005db16b" style:font-weight-asian="normal" style:font-weight-complex="normal"/>
    </style:style>
    <style:style style:name="P30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780d4b" officeooo:paragraph-rsid="0063aeba" style:font-weight-asian="normal" style:font-weight-complex="normal"/>
    </style:style>
    <style:style style:name="P31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780d4b" officeooo:paragraph-rsid="007f351c" style:font-weight-asian="normal" style:font-weight-complex="normal"/>
    </style:style>
    <style:style style:name="P32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bold" officeooo:rsid="0080dd75" officeooo:paragraph-rsid="0080dd75" style:font-weight-asian="bold" style:font-weight-complex="bold"/>
    </style:style>
    <style:style style:name="P33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780d4b" officeooo:paragraph-rsid="007f351c" style:font-weight-asian="normal" style:font-weight-complex="normal"/>
    </style:style>
    <style:style style:name="P34" style:family="paragraph" style:parent-style-name="Text_20_body">
      <style:paragraph-properties fo:line-height="100%"/>
      <style:text-properties fo:font-variant="normal" fo:text-transform="none" fo:color="#cc0000" style:font-name="Liberation Serif" fo:font-size="12pt" fo:letter-spacing="normal" fo:font-style="normal" fo:font-weight="bold" officeooo:rsid="00780d4b" officeooo:paragraph-rsid="00826864" fo:background-color="#ffffff" style:font-weight-asian="bold" style:font-weight-complex="bold"/>
    </style:style>
    <style:style style:name="P35" style:family="paragraph" style:parent-style-name="Text_20_body">
      <style:paragraph-properties fo:line-height="100%"/>
      <style:text-properties fo:font-variant="normal" fo:text-transform="none" fo:color="#cc0000" style:font-name="Liberation Serif" fo:font-size="12pt" fo:letter-spacing="normal" fo:font-style="normal" fo:font-weight="bold" officeooo:paragraph-rsid="00826864"/>
    </style:style>
    <style:style style:name="T1" style:family="text">
      <style:text-properties fo:color="#cc0000"/>
    </style:style>
    <style:style style:name="T2" style:family="text">
      <style:text-properties fo:color="#cc0000" fo:font-weight="bold" style:font-weight-asian="bold" style:font-weight-complex="bold"/>
    </style:style>
    <style:style style:name="T3" style:family="text">
      <style:text-properties fo:color="#cc0000" fo:font-weight="bold" officeooo:rsid="00562474" style:font-weight-asian="bold" style:font-weight-complex="bold"/>
    </style:style>
    <style:style style:name="T4" style:family="text">
      <style:text-properties fo:color="#cc0000" fo:font-weight="bold" officeooo:rsid="005f9667" style:font-weight-asian="bold" style:font-weight-complex="bold"/>
    </style:style>
    <style:style style:name="T5" style:family="text">
      <style:text-properties fo:color="#cc0000" fo:font-weight="bold" officeooo:rsid="007d46e3" style:font-weight-asian="bold" style:font-weight-complex="bold"/>
    </style:style>
    <style:style style:name="T6" style:family="text">
      <style:text-properties fo:color="#cc0000" fo:font-weight="bold" officeooo:rsid="0080dd75" style:font-weight-asian="bold" style:font-weight-complex="bold"/>
    </style:style>
    <style:style style:name="T7" style:family="text">
      <style:text-properties fo:color="#0000cc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cc00cc"/>
    </style:style>
    <style:style style:name="T10" style:family="text">
      <style:text-properties fo:color="#cc00cc" fo:font-size="9pt" style:font-size-asian="9pt" style:font-size-complex="9pt"/>
    </style:style>
    <style:style style:name="T11" style:family="text">
      <style:text-properties fo:color="#000099" fo:font-weight="bold" style:font-weight-asian="bold" style:font-weight-complex="bold"/>
    </style:style>
    <style:style style:name="T12" style:family="text">
      <style:text-properties fo:color="#000099" fo:font-weight="normal" officeooo:rsid="005c5d65" style:font-weight-asian="normal" style:font-weight-complex="normal"/>
    </style:style>
    <style:style style:name="T13" style:family="text">
      <style:text-properties fo:color="#000099" fo:font-weight="normal" officeooo:rsid="0063aeba" style:font-weight-asian="normal" style:font-weight-complex="normal"/>
    </style:style>
    <style:style style:name="T14" style:family="text">
      <style:text-properties officeooo:rsid="0028dc93"/>
    </style:style>
    <style:style style:name="T15" style:family="text">
      <style:text-properties officeooo:rsid="0029fb6b"/>
    </style:style>
    <style:style style:name="T16" style:family="text">
      <style:text-properties officeooo:rsid="002ba07a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4d6a47" style:font-weight-asian="normal" style:font-weight-complex="normal"/>
    </style:style>
    <style:style style:name="T19" style:family="text">
      <style:text-properties fo:color="#000000" fo:font-weight="normal" officeooo:rsid="004f4595" style:font-weight-asian="normal" style:font-weight-complex="normal"/>
    </style:style>
    <style:style style:name="T20" style:family="text">
      <style:text-properties fo:color="#000000" fo:font-weight="normal" officeooo:rsid="00577462" style:font-weight-asian="normal" style:font-weight-complex="normal"/>
    </style:style>
    <style:style style:name="T21" style:family="text">
      <style:text-properties fo:color="#000000" fo:font-weight="normal" officeooo:rsid="00579ba6" style:font-weight-asian="normal" style:font-weight-complex="normal"/>
    </style:style>
    <style:style style:name="T22" style:family="text">
      <style:text-properties fo:color="#000000" fo:font-weight="normal" officeooo:rsid="0057c698" style:font-weight-asian="normal" style:font-weight-complex="normal"/>
    </style:style>
    <style:style style:name="T23" style:family="text">
      <style:text-properties fo:color="#000000" fo:font-weight="normal" officeooo:rsid="005a605e" style:font-weight-asian="normal" style:font-weight-complex="normal"/>
    </style:style>
    <style:style style:name="T24" style:family="text">
      <style:text-properties fo:color="#000000" fo:font-weight="normal" officeooo:rsid="005f9667" style:font-weight-asian="normal" style:font-weight-complex="normal"/>
    </style:style>
    <style:style style:name="T25" style:family="text">
      <style:text-properties fo:color="#000000" fo:font-weight="normal" officeooo:rsid="00618443" style:font-weight-asian="normal" style:font-weight-complex="normal"/>
    </style:style>
    <style:style style:name="T26" style:family="text">
      <style:text-properties fo:color="#000000" fo:font-weight="bold" officeooo:rsid="00577462" style:font-weight-asian="bold" style:font-weight-complex="bold"/>
    </style:style>
    <style:style style:name="T27" style:family="text">
      <style:text-properties fo:color="#000000" fo:font-size="12pt" fo:background-color="#e8f2fe" loext:char-shading-value="0" style:font-size-asian="12pt"/>
    </style:style>
    <style:style style:name="T28" style:family="text">
      <style:text-properties fo:color="#000000" fo:font-size="12pt" officeooo:rsid="002c13ea" fo:background-color="#e8f2fe" loext:char-shading-value="0" style:font-size-asian="12pt"/>
    </style:style>
    <style:style style:name="T29" style:family="text">
      <style:text-properties fo:color="#000000" fo:font-size="12pt" officeooo:rsid="002d82ce" fo:background-color="#e8f2fe" loext:char-shading-value="0" style:font-size-asian="12pt"/>
    </style:style>
    <style:style style:name="T30" style:family="text">
      <style:text-properties fo:color="#000000" fo:font-size="12pt" officeooo:rsid="002f5c3a" fo:background-color="#e8f2fe" loext:char-shading-value="0" style:font-size-asian="12pt"/>
    </style:style>
    <style:style style:name="T31" style:family="text">
      <style:text-properties fo:color="#000000" officeooo:rsid="0083c0a5" fo:background-color="#ffffff"/>
    </style:style>
    <style:style style:name="T32" style:family="text">
      <style:text-properties fo:color="#000000" style:font-name="Source Sans Pro" fo:font-size="10.5pt" fo:font-weight="normal" officeooo:rsid="0083c0a5" fo:background-color="#ffffff"/>
    </style:style>
    <style:style style:name="T33" style:family="text">
      <style:text-properties fo:color="#000000" style:font-name="Source Sans Pro" fo:font-size="10.5pt" fo:font-weight="normal" officeooo:rsid="0083c0a5" fo:background-color="#ffffff" loext:char-shading-value="0" style:font-weight-asian="bold" style:font-weight-complex="bold"/>
    </style:style>
    <style:style style:name="T34" style:family="text">
      <style:text-properties fo:color="#000000" style:font-name="Source Sans Pro" fo:font-size="10.5pt" officeooo:rsid="0083c0a5" style:font-weight-asian="bold" style:font-weight-complex="bold" fo:background-color="#ffffff"/>
    </style:style>
    <style:style style:name="T35" style:family="text">
      <style:text-properties officeooo:rsid="001a2dc0"/>
    </style:style>
    <style:style style:name="T36" style:family="text">
      <style:text-properties officeooo:rsid="002d82ce"/>
    </style:style>
    <style:style style:name="T37" style:family="text">
      <style:text-properties fo:font-variant="normal" fo:text-transform="none" fo:color="#000000" fo:font-size="12pt" fo:letter-spacing="normal" fo:font-style="normal" fo:font-weight="normal" officeooo:rsid="005c5d65" style:font-weight-asian="normal" style:font-weight-complex="normal"/>
    </style:style>
    <style:style style:name="T38" style:family="text">
      <style:text-properties fo:font-variant="normal" fo:text-transform="none" fo:color="#000000" fo:font-size="12pt" fo:letter-spacing="normal" fo:font-style="normal" fo:font-weight="normal" officeooo:rsid="005db16b" style:font-weight-asian="normal" style:font-weight-complex="normal"/>
    </style:style>
    <style:style style:name="T39" style:family="text">
      <style:text-properties fo:font-variant="normal" fo:text-transform="none" fo:color="#000000" fo:font-size="12pt" fo:letter-spacing="normal" fo:font-style="normal" fo:font-weight="normal" officeooo:rsid="006559a5" style:font-weight-asian="normal" style:font-weight-complex="normal"/>
    </style:style>
    <style:style style:name="T40" style:family="text">
      <style:text-properties fo:font-variant="normal" fo:text-transform="none" fo:color="#000000" fo:font-size="12pt" fo:letter-spacing="normal" fo:font-style="normal" fo:font-weight="normal" officeooo:rsid="00729fec" style:font-weight-asian="normal" style:font-weight-complex="normal"/>
    </style:style>
    <style:style style:name="T41" style:family="text">
      <style:text-properties fo:font-variant="normal" fo:text-transform="none" fo:color="#000000" fo:font-size="12pt" fo:letter-spacing="normal" fo:font-style="normal" fo:font-weight="normal" officeooo:rsid="0073a28a" style:font-weight-asian="normal" style:font-weight-complex="normal"/>
    </style:style>
    <style:style style:name="T42" style:family="text">
      <style:text-properties fo:font-variant="normal" fo:text-transform="none" fo:color="#000000" fo:font-size="12pt" fo:letter-spacing="normal" fo:font-style="normal" fo:font-weight="normal" officeooo:rsid="00780d4b" style:font-weight-asian="normal" style:font-weight-complex="normal"/>
    </style:style>
    <style:style style:name="T43" style:family="text">
      <style:text-properties fo:font-variant="normal" fo:text-transform="none" fo:color="#000000" fo:font-size="12pt" fo:letter-spacing="normal" fo:font-style="normal" fo:font-weight="normal" officeooo:rsid="0079ec8a" style:font-weight-asian="normal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66b2e7" style:font-weight-asian="normal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711670" style:font-weight-asian="normal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66b2e7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6559a5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6f8ad4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6ffc2f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fo:letter-spacing="normal" fo:font-style="normal" fo:font-weight="normal" officeooo:rsid="006559a5" style:font-weight-asian="normal" style:font-weight-complex="normal"/>
    </style:style>
    <style:style style:name="T51" style:family="text">
      <style:text-properties fo:font-variant="normal" fo:text-transform="none" fo:color="#000000" fo:font-size="10.5pt" fo:letter-spacing="normal" fo:font-style="normal" fo:font-weight="normal" officeooo:rsid="004f4595" style:font-weight-asian="normal" style:font-weight-complex="normal"/>
    </style:style>
    <style:style style:name="T52" style:family="text">
      <style:text-properties fo:font-variant="normal" fo:text-transform="none" fo:color="#000000" fo:font-size="10.5pt" fo:letter-spacing="normal" fo:font-style="normal" fo:font-weight="normal" officeooo:rsid="00545a7a" style:font-weight-asian="normal" style:font-weight-complex="normal"/>
    </style:style>
    <style:style style:name="T53" style:family="text">
      <style:text-properties fo:font-variant="normal" fo:text-transform="none" fo:color="#000000" fo:font-size="10.5pt" fo:letter-spacing="normal" fo:font-style="normal" officeooo:rsid="004f4595" style:font-weight-asian="bold" style:font-weight-complex="bold"/>
    </style:style>
    <style:style style:name="T54" style:family="text">
      <style:text-properties officeooo:rsid="00562474"/>
    </style:style>
    <style:style style:name="T55" style:family="text">
      <style:text-properties officeooo:rsid="0061eb07"/>
    </style:style>
    <style:style style:name="T56" style:family="text">
      <style:text-properties officeooo:rsid="0063aeba"/>
    </style:style>
    <style:style style:name="T57" style:family="text">
      <style:text-properties officeooo:rsid="00826864"/>
    </style:style>
    <style:style style:name="T58" style:family="text">
      <style:text-properties officeooo:rsid="00826864" fo:background-color="#ffffff"/>
    </style:style>
    <style:style style:name="T59" style:family="text">
      <style:text-properties officeooo:rsid="00826864" fo:background-color="#cc0000" loext:char-shading-value="0"/>
    </style:style>
    <style:style style:name="T60" style:family="text">
      <style:text-properties officeooo:rsid="00826864" fo:background-color="#cc0000" loext:char-shading-value="0"/>
    </style:style>
    <style:style style:name="T61" style:family="text">
      <style:text-properties officeooo:rsid="00826864" fo:background-color="#ffffff" loext:char-shading-value="0" style:font-weight-asian="bold" style:font-weight-complex="bold"/>
    </style:style>
    <style:style style:name="T62" style:family="text">
      <style:text-properties officeooo:rsid="00887a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box</text:p>
      <text:p text:style-name="P7"><text:s text:c="3"/>Mailbox has a queue to store and process the messages in a FIFO fashion</text:p>
      <text:p text:style-name="P7"/>
      <text:p text:style-name="P2">Dispatcher</text:p>
      <text:p text:style-name="P7"><text:s text:c="4"/><text:span text:style-name="T14">-</text:span> The Dispatcher just gets the message from the ActorRef and passes it on to the MailBox.</text:p>
      <text:p text:style-name="P7"><text:s text:c="4"/>- But there's one amazing thing happening behind the scenes :</text:p>
      <text:p text:style-name="P7"><text:tab/> <text:s text:c="2"/>-<text:span text:style-name="T14">&gt;</text:span> The Dispatcher wraps an ExecutorService (ForkJoinPool or ThreadPoolExecutor). </text:p>
      <text:p text:style-name="P7"><text:tab/> <text:s text:c="8"/>It executes the MailBox against this ExecutorService.</text:p>
      <text:p text:style-name="P7"><text:s text:c="6"/><text:span text:style-name="T8">Dispatcher Snippet</text:span></text:p>
      <text:p text:style-name="P12"><text:s text:c="10"/>protected[akka] override def registerForExecution(mbox: Mailbox, ...): Boolean = { <text:s/></text:p>
      <text:p text:style-name="P12"><text:tab/><text:tab/> <text:s text:c="2"/>...</text:p>
      <text:p text:style-name="P12"><text:s text:c="2"/><text:tab/><text:tab/> <text:s/>try {</text:p>
      <text:p text:style-name="P12"><text:s text:c="2"/><text:tab/><text:tab/> <text:s text:c="5"/>executorService execute mbox</text:p>
      <text:p text:style-name="P12"><text:s/><text:tab/><text:tab/> <text:s text:c="2"/>...</text:p>
      <text:p text:style-name="P12"><text:tab/><text:tab/>}</text:p>
      <text:p text:style-name="P12"/>
      <text:p text:style-name="P7"><text:s text:c="5"/><text:span text:style-name="T8">Mailbox Snippet</text:span></text:p>
      <text:p text:style-name="P7"><text:s text:c="11"/>-&gt; The Executor runs the MailBox, the MailBox must be a Thread</text:p>
      <text:p text:style-name="P7"><text:s text:c="11"/>-&gt; Signature</text:p>
      <text:p text:style-name="P7"><text:s text:c="8"/><text:span text:style-name="T10">private[akka] abstract class Mailbox(val messageQueue: MessageQueue) extends <text:s/>SystemMessageQueue with Runnable</text:span></text:p>
      <text:p text:style-name="P7"/>
      <text:p text:style-name="P7"/>
      <text:p text:style-name="P7"><text:tab/></text:p>
      <text:p text:style-name="P2">SupervisorStratergy</text:p>
      <text:p text:style-name="P7"><text:s text:c="3"/>1. OneForOneStrategy (example: some translations in different language)</text:p>
      <text:p text:style-name="P7"><text:s text:c="10"/>- It will stop or restart or .. <text:s/>child actor which throwed execption </text:p>
      <text:p text:style-name="P7"><text:s text:c="3"/>2. AllForOneStrategy (example: mergesort algorithm to merging files in hardisk)</text:p>
      <text:p text:style-name="P7"><text:s text:c="10"/>- It will stop or .. all actors. <text:span text:style-name="T15">For example,</text:span> In merge sorting if execption occurs it cause problem to other actors that's <text:span text:style-name="T15">why </text:span>we are stopping the all actors. In this scenario, restarting an actor nothing cause good. <text:s/></text:p>
      <text:p text:style-name="P7"><text:s text:c="3"/>-&gt; <text:span text:style-name="T8">DIRECTIVES</text:span></text:p>
      <text:p text:style-name="P11"><text:span text:style-name="T35"><text:s text:c="4"/>1. </text:span><text:span text:style-name="T27">SupervisorStrategy.</text:span><text:span text:style-name="T28">s</text:span><text:span text:style-name="T16">top()</text:span></text:p>
      <text:p text:style-name="P8"><text:s text:c="4"/>2. <text:span text:style-name="T27">SupervisorStrategy.</text:span><text:span text:style-name="T29">r</text:span>esume<text:span text:style-name="T36">()</text:span></text:p>
      <text:p text:style-name="P8"><text:s text:c="4"/>3. <text:span text:style-name="T27">SupervisorStrategy.</text:span><text:span text:style-name="T36">r</text:span>estart<text:span text:style-name="T36">()</text:span></text:p>
      <text:p text:style-name="P8"><text:s text:c="4"/>4. <text:span text:style-name="T27">SupervisorStrategy.</text:span><text:span text:style-name="T30">e</text:span>scalate<text:span text:style-name="T36">() <text:s/></text:span></text:p>
      <text:p text:style-name="P7"><text:s text:c="2"/></text:p>
      <text:p text:style-name="P7"><text:s text:c="3"/><text:span text:style-name="T8">-&gt; DEFAULT STRATEGY</text:span></text:p>
      <text:p text:style-name="P7"><text:s text:c="6"/>OneForOneStrategy is the default strategy:</text:p>
      <text:p text:style-name="P7"><text:tab/> <text:s text:c="5"/>ActorInitializationException=&gt; Stop</text:p>
      <text:p text:style-name="P7"><text:tab/> <text:s text:c="5"/>ActorKilledException <text:s text:c="10"/>=&gt; Stop</text:p>
      <text:p text:style-name="P7"><text:tab/> <text:s text:c="5"/>DeathPactException <text:s text:c="13"/>=&gt; Stop</text:p>
      <text:p text:style-name="P7"><text:tab/> <text:s text:c="5"/>Exception <text:s text:c="30"/>=&gt; Restart</text:p>
      <text:p text:style-name="P7"/>
      <text:p text:style-name="P7"/>
      <text:p text:style-name="P2">Routing</text:p>
      <text:p text:style-name="P7"><text:s text:c="4"/>RoundRobinPool <text:s text:c="26"/>and RoundRobinGroup</text:p>
      <text:p text:style-name="P7"><text:s text:c="4"/>RandomPool <text:s text:c="33"/>and RandomGroup</text:p>
      <text:p text:style-name="P7"><text:s text:c="4"/>BalancingPool</text:p>
      <text:p text:style-name="P7"><text:s text:c="4"/>SmallestMailboxPool</text:p>
      <text:p text:style-name="P7"><text:s text:c="4"/>BroadcastPool <text:s text:c="31"/>and BroadcastGroup</text:p>
      <text:p text:style-name="P7"><text:s text:c="4"/>ScatterGatherFirstCompletedPool and ScatterGatherFirstCompletedGroup</text:p>
      <text:p text:style-name="P7"><text:s text:c="4"/>TailChoppingPool <text:s text:c="25"/>and TailChoppingGroup</text:p>
      <text:p text:style-name="P7"><text:s text:c="4"/>ConsistentHashingPool <text:s text:c="17"/>and ConsistentHashingGroup</text:p>
      <text:p text:style-name="P7"><text:soft-page-break/><text:s text:c="4"/></text:p>
      <text:p text:style-name="P7"><text:s text:c="4"/></text:p>
      <text:p text:style-name="P7"/>
      <text:p text:style-name="P2">Akka-clustering</text:p>
      <text:p text:style-name="P7">------------------------</text:p>
      <text:p text:style-name="P7">1. <text:span text:style-name="T2">Distributed Publish Subscribe in cluster</text:span></text:p>
      <text:p text:style-name="P7"><text:s text:c="12"/>1. send a message to an actor without knowing which node it is running on</text:p>
      <text:p text:style-name="P7"><text:s text:c="12"/>2. send messages to all actors in the cluster that have registered interest in a named topic</text:p>
      <text:p text:style-name="P7"/>
      <text:p text:style-name="P7"><text:s text:c="6"/>Two different modes of message delivery</text:p>
      <text:p text:style-name="P7"><text:s text:c="12"/>- Publish</text:p>
      <text:p text:style-name="P7"><text:s text:c="12"/>- Send</text:p>
      <text:p text:style-name="P7"/>
      <text:p text:style-name="P7"><text:s text:c="3"/><text:span text:style-name="T8">Publish</text:span> </text:p>
      <text:p text:style-name="P7"><text:s text:c="7"/>Usage : A chat room in an instant messaging application</text:p>
      <text:p text:style-name="P7"><text:s text:c="6"/></text:p>
      <text:p text:style-name="P7"><text:s text:c="7"/>Actors are registered to a named topic. The message will be delivered to all subscribers of the topic.</text:p>
      <text:p text:style-name="P7"><text:s text:c="7"/>For efficiency the message is sent over the wire only once per node and then delivered to all subscribers of the local topic representation.</text:p>
      <text:p text:style-name="P7"><text:s text:c="2"/></text:p>
      <text:p text:style-name="P7"><text:s text:c="3"/><text:span text:style-name="T8">Send</text:span><text:span text:style-name="T7"> </text:span></text:p>
      <text:p text:style-name="P7"><text:s text:c="8"/>Usage : <text:s/>Private chat to one other user in an instant messaging application. <text:s text:c="15"/></text:p>
      <text:p text:style-name="P7"/>
      <text:p text:style-name="P7">2. <text:span text:style-name="T2">Cluster Client</text:span></text:p>
      <text:p text:style-name="P7"><text:s text:c="10"/>An actor system that is not part of the cluster can communicate with actors somewhere in the cluster via this ClusterClient.</text:p>
      <text:p text:style-name="P7"/>
      <text:p text:style-name="P7"/>
      <text:p text:style-name="P2">3. Cluster Sharding (CHECK NOTEBOOK For reference diagram)</text:p>
      <text:p text:style-name="P7"><text:s text:c="3"/>- To distribute actors across several nodes in the cluster and want to be able to interact with them using their logical identifier</text:p>
      <text:p text:style-name="P7"><text:s text:c="3"/>- Cluster sharding is typically used when you have many stateful actors that together consume more resources</text:p>
      <text:p text:style-name="P7"><text:s text:c="5"/>than fit on one machine. If you only have a few stateful actors it might be easier to run them on a Cluster Singleton node.</text:p>
      <text:p text:style-name="P7"><text:s/><text:span text:style-name="T8">note</text:span> :</text:p>
      <text:p text:style-name="P7"><text:s text:c="4"/>- automatic distribution</text:p>
      <text:p text:style-name="P7"><text:s text:c="4"/>- no need to know who is where</text:p>
      <text:p text:style-name="P7"><text:s text:c="4"/>- no need to know how many nodes are there</text:p>
      <text:p text:style-name="P7"><text:s text:c="4"/>- rebalancing</text:p>
      <text:p text:style-name="P7"><text:s text:c="4"/>- migration <text:s/></text:p>
      <text:p text:style-name="P7"><text:s text:c="3"/><text:span text:style-name="T11">Shard </text:span>:</text:p>
      <text:p text:style-name="P7"><text:s text:c="10"/>- group of entries</text:p>
      <text:p text:style-name="P7"><text:s text:c="10"/>- managed together</text:p>
      <text:p text:style-name="P7"><text:s text:c="10"/>- entry = sharded actor</text:p>
      <text:p text:style-name="P7"><text:s text:c="3"/><text:span text:style-name="T11">Shard actor</text:span> <text:s text:c="2"/></text:p>
      <text:p text:style-name="P7"><text:s text:c="10"/>- create entries</text:p>
      <text:p text:style-name="P7"><text:s text:c="10"/>- supervise entries</text:p>
      <text:p text:style-name="P7"><text:s text:c="10"/>- not used directly by us</text:p>
      <text:p text:style-name="P7"><text:s text:c="2"/><text:span text:style-name="T11">ShardRegion actor</text:span></text:p>
      <text:p text:style-name="P7"><text:s text:c="10"/>- supervises shards</text:p>
      <text:p text:style-name="P7"><text:soft-page-break/><text:s text:c="10"/>- one per node</text:p>
      <text:p text:style-name="P7"><text:s text:c="10"/>- has entry identifier</text:p>
      <text:p text:style-name="P7"><text:s text:c="10"/>- has shard identifier</text:p>
      <text:p text:style-name="P7"/>
      <text:p text:style-name="P7"><text:s text:c="2"/><text:span text:style-name="T11">A Shard Coordinator</text:span></text:p>
      <text:p text:style-name="P7"><text:s text:c="10"/>- cluster singleton</text:p>
      <text:p text:style-name="P7"><text:s text:c="10"/>- ShardRegions ask him about Shard Location</text:p>
      <text:p text:style-name="P7"><text:s text:c="10"/>- pluggable allocation strategy</text:p>
      <text:p text:style-name="P7"><text:s text:c="10"/>- shard locations are persisted</text:p>
      <text:p text:style-name="P7"><text:s text:c="2"/><text:span text:style-name="T11">Allocation Strategy</text:span></text:p>
      <text:p text:style-name="P7"><text:s text:c="10"/>- can be plugged in to shard coordinator</text:p>
      <text:p text:style-name="P7"><text:s text:c="10"/>- is used during rebalancing of shards</text:p>
      <text:p text:style-name="P7"/>
      <text:p text:style-name="P7">4. <text:span text:style-name="T1">Cluster Metrics Extension</text:span></text:p>
      <text:p text:style-name="P7"/>
      <text:p text:style-name="P7"/>
      <text:p text:style-name="P6">5. Distributed Data <text:s/>(CHECK NOTEBOOK For reference diagram)</text:p>
      <text:p text:style-name="P7"><text:s text:c="7"/>To share data between nodes in an Akka Cluster.</text:p>
      <text:p text:style-name="P13"><text:s text:c="7"/>1. Receiver.Update</text:p>
      <text:p text:style-name="P7"><text:s text:c="12"/>WriteLocal <text:s/>(write Value to local replica and return. Then in background it will replicated to all nodes)</text:p>
      <text:p text:style-name="P7"><text:tab/> <text:s text:c="3"/>WriteTo(n) <text:s/>(write Value to given number of replicas )</text:p>
      <text:p text:style-name="P7"><text:s text:c="12"/>WriteMajority (write value to majority of replicas)</text:p>
      <text:p text:style-name="P7"><text:tab/> <text:s text:c="3"/>WriteAll <text:s/>(write value to all nodes replicas )</text:p>
      <text:p text:style-name="P13"><text:s text:c="7"/>2. Receiver.GET</text:p>
      <text:p text:style-name="P7"><text:s text:c="12"/>ReadLocal</text:p>
      <text:p text:style-name="P7"><text:tab/> <text:s text:c="3"/>ReadTo(n) </text:p>
      <text:p text:style-name="P7"><text:s text:c="12"/>ReadMajority</text:p>
      <text:p text:style-name="P7"><text:tab/> <text:s text:c="3"/>ReadAll</text:p>
      <text:p text:style-name="P7"/>
      <text:p text:style-name="P7"><text:s text:c="6"/><text:span text:style-name="T8">Data Types</text:span></text:p>
      <text:p text:style-name="P7"><text:s text:c="10"/>You can use your own custom ReplicatedData types, and several types are provided by this package, such as:</text:p>
      <text:p text:style-name="P9">1. Counters</text:p>
      <text:p text:style-name="P9"><text:s text:c="13"/>Gcounter <text:s/>- <text:s text:c="3"/><text:span text:style-name="T8">[Grow only Counter]</text:span> supports increments, no decrements.</text:p>
      <text:p text:style-name="P7"><text:tab/> PNCounter <text:s text:c="2"/>- <text:s/><text:span text:style-name="T8">[Positive/Negative Counter] </text:span>supports increments and decrements </text:p>
      <text:p text:style-name="P7"><text:tab/></text:p>
      <text:p text:style-name="P9">2. Sets</text:p>
      <text:p text:style-name="P9"><text:s text:c="13"/>GSet <text:s text:c="4"/>- <text:s text:c="3"/><text:span text:style-name="T8">[Grow-only Set]</text:span>. To add elements to a set and not remove elements </text:p>
      <text:p text:style-name="P7"/>
      <text:p text:style-name="P7"><text:s text:c="4"/><text:tab/> ORSet <text:s text:c="8"/><text:span text:style-name="T8">[Observed Remove set]</text:span>. To add and remove operations</text:p>
      <text:p text:style-name="P7"/>
      <text:p text:style-name="P9">3. Maps</text:p>
      <text:p text:style-name="P14"><text:s text:c="13"/>ORMap <text:s text:c="2"/>- <text:span text:style-name="T8">[Observed Renove Map]</text:span>, map with String keys and the values are ReplicatedData <text:tab/><text:tab/><text:tab/>types </text:p>
      <text:p text:style-name="P15"/>
      <text:p text:style-name="P7"><text:s text:c="7"/>ORMultiMap - <text:s/><text:span text:style-name="T8">[Observed-Remove Multi-Map],</text:span> <text:s/>multi-map implementation that wraps an <text:tab/><text:tab/><text:tab/>ORMap with an ORSet for the map's value</text:p>
      <text:p text:style-name="P7"/>
      <text:p text:style-name="P7"><text:s text:c="7"/>LWWMap <text:s text:c="4"/>- <text:s text:c="2"/><text:span text:style-name="T8">[Last Writer Wins Map]</text:span>, specialized ORMap with LWWRegister</text:p>
      <text:p text:style-name="P7"/>
      <text:p text:style-name="P7"><text:s text:c="6"/>PNCounterMap <text:s/>- <text:span text:style-name="T8">[Positive/Negative CounterMap] </text:span>specialized ORMap with PNCounter values</text:p>
      <text:p text:style-name="P7"><text:soft-page-break/></text:p>
      <text:p text:style-name="P10">4. Registers</text:p>
      <text:p text:style-name="P10"><text:s text:c="11"/>LWWRegister - <text:s/><text:span text:style-name="T8">[Last Writer Wins Register]</text:span>, hold any (serializable) value</text:p>
      <text:p text:style-name="P7"><text:s text:c="11"/>Flag <text:s text:c="5"/>- <text:s text:c="10"/>(<text:span text:style-name="T7">Flag</text:span> is a data type for a boolean value that is initialized to false and can be <text:tab/><text:tab/> <text:s text:c="10"/>switched to true. Thereafter it cannot be changed. true wins over false in merge.)</text:p>
      <text:p text:style-name="P7"><text:s/></text:p>
      <text:p text:style-name="P7"><text:s text:c="11"/></text:p>
      <text:p text:style-name="P7"/>
      <text:p text:style-name="P2">6. Remoting</text:p>
      <text:p text:style-name="P7"><text:s text:c="5"/>Akka remoting is designed for communication in a peer-to-peer fashion</text:p>
      <text:p text:style-name="P7"/>
      <text:p text:style-name="P7"><text:tab/>Deployee -&gt;<text:tab/> <text:s text:c="2"/><text:span text:style-name="T9">akka.tcp://Deployer@localhost:19600/user/$c</text:span></text:p>
      <text:p text:style-name="P7"><text:tab/>Deployer -&gt; <text:s text:c="8"/>remote = "<text:span text:style-name="T9">akka.tcp://DeployTarget@localhost:8090"</text:span></text:p>
      <text:p text:style-name="P7"><text:s text:c="5"/></text:p>
      <text:p text:style-name="P7"><text:s text:c="4"/>Message received from dep<text:tab/></text:p>
      <text:p text:style-name="P7"><text:tab/><text:span text:style-name="T9">akka.tcp://DeployTarget@localhost:8090/remote/akka.tcp/Deploye@localhost:19600/user/echoactor/</text:span></text:p>
      <text:p text:style-name="P7"/>
      <text:p text:style-name="P7"/>
      <text:p text:style-name="P6">7. I/O</text:p>
      <text:p text:style-name="P7"><text:tab/>Goal for I/O implementation was to reach extreme scalability <text:s text:c="4"/></text:p>
      <text:p text:style-name="P7"><text:s text:c="12"/>IO for </text:p>
      <text:p text:style-name="P7"><text:tab/><text:tab/>- TCP <text:s text:c="11"/></text:p>
      <text:p text:style-name="P7"><text:tab/><text:tab/>- UDP</text:p>
      <text:p text:style-name="P7"/>
      <text:p text:style-name="P6">9.UDP</text:p>
      <text:p text:style-name="P7"><text:s text:c="9"/>- UDP is a connectionless datagram protocol.</text:p>
      <text:p text:style-name="P7"><text:s text:c="9"/>- Unconnected UDP</text:p>
      <text:p text:style-name="P7"><text:s text:c="16"/>1. SimpleSend (UdpMessage.simpleSender())</text:p>
      <text:p text:style-name="P7"><text:s text:c="24"/>To just send datagrams without the need of getting a reply.</text:p>
      <text:p text:style-name="P7"><text:s text:c="16"/>2. Bind</text:p>
      <text:p text:style-name="P7"><text:s text:c="24"/>To implement a UDP server which listens on a socket for incoming datagrams then you <text:tab/><text:tab/>need to use the bind command</text:p>
      <text:p text:style-name="P7"><text:s text:c="9"/>- Connected UDP</text:p>
      <text:p text:style-name="P7"><text:s text:c="16"/>1. Using connect()</text:p>
      <text:p text:style-name="P7"><text:s text:c="9"/>- Multicast </text:p>
      <text:p text:style-name="P7"/>
      <text:p text:style-name="P6">10. EventBus</text:p>
      <text:p text:style-name="P7"><text:s text:c="9"/>- </text:p>
      <text:p text:style-name="P7"/>
      <text:p text:style-name="P7"/>
      <text:p text:style-name="P7"/>
      <text:p text:style-name="P3">UTILITIES :</text:p>
      <text:p text:style-name="P4">1. Circuit Breaker</text:p>
      <text:p text:style-name="P4"><text:s text:c="8"/>- <text:span text:style-name="T18">Using circuit breaker, reducing the load of mailbox by rejecting user request as fast as possible.</text:span></text:p>
      <text:p text:style-name="P5"><text:span text:style-name="T18"><text:s text:c="8"/>- </text:span><text:span text:style-name="T19">For example, </text:span><text:span text:style-name="T51"><text:s/>check akka documentation.</text:span></text:p>
      <text:p text:style-name="P5"><text:span text:style-name="T51"><text:s text:c="27"/></text:span><text:span text:style-name="T52">C</text:span><text:span text:style-name="T51">ircuit breakers on the web service call would cause the requests <text:s text:c="16"/><text:tab/><text:tab/> <text:s text:c="5"/>to begin to </text:span><text:span text:style-name="T53">fail-fast</text:span></text:p>
      <text:p text:style-name="P23"><text:span text:style-name="T54">2. </text:span><text:span text:style-name="T3">Extension</text:span></text:p>
      <text:p text:style-name="P19"><text:s text:c="3"/></text:p>
      <text:p text:style-name="P19"/>
      <text:p text:style-name="P26"><text:soft-page-break/><text:span text:style-name="T4">AKKA </text:span><text:span text:style-name="T3">H</text:span><text:span text:style-name="T2">TTP</text:span></text:p>
      <text:p text:style-name="P27"><text:span text:style-name="T2"><text:s text:c="8"/>-</text:span><text:span text:style-name="T4">&gt; </text:span><text:span text:style-name="T24">Within one machine (eg. </text:span><text:span text:style-name="T25">a</text:span><text:span text:style-name="T24">kka-actor)</text:span></text:p>
      <text:p text:style-name="P27"><text:span text:style-name="T24"><text:s text:c="8"/>-&gt; Between your own (sub-)system (</text:span><text:span text:style-name="T25">a</text:span><text:span text:style-name="T24">kka-remote &amp; </text:span><text:span text:style-name="T25">a</text:span><text:span text:style-name="T24">kka-cluster)</text:span></text:p>
      <text:p text:style-name="P27"><text:span text:style-name="T24"><text:s text:c="8"/>-&gt; With other (External) systems (</text:span><text:span text:style-name="T25">a</text:span><text:span text:style-name="T24">kka-http)</text:span></text:p>
      <text:p text:style-name="P26"><text:span text:style-name="T2"><text:s text:c="12"/></text:span><text:span text:style-name="T24">Se</text:span><text:span text:style-name="T17">rver side components split into tow layers</text:span></text:p>
      <text:p text:style-name="P22"><text:s text:c="18"/>- low-level server implementation in akka-http-core module</text:p>
      <text:p text:style-name="P22"><text:s text:c="18"/>- Higher level server module in akka-http module</text:p>
      <text:p text:style-name="P18">1. Low Level Server Api</text:p>
      <text:p text:style-name="P23"><text:span text:style-name="T26"><text:tab/>- </text:span><text:span text:style-name="T20">Connection Management</text:span></text:p>
      <text:p text:style-name="P24"><text:span text:style-name="T20"><text:tab/>- </text:span><text:span text:style-name="T21">Parsing and rendering of message and headers</text:span></text:p>
      <text:p text:style-name="P24"><text:span text:style-name="T21"><text:tab/>- </text:span><text:span text:style-name="T22">Timeout Management</text:span></text:p>
      <text:p text:style-name="P24"><text:span text:style-name="T22"><text:tab/>- </text:span><text:span text:style-name="T23">Response Ordering</text:span><text:span text:style-name="T22"> </text:span></text:p>
      <text:p text:style-name="P24"><text:span text:style-name="T20"><text:s text:c="5"/></text:span><text:span text:style-name="T12">ActorMaterializer:</text:span></text:p>
      <text:p text:style-name="P25"><text:span text:style-name="T12"><text:s text:c="19"/></text:span><text:span text:style-name="T37">Akka HTTP uses akka reactive streams for stream processing on TPC.</text:span></text:p>
      <text:p text:style-name="P25"><text:span text:style-name="T37"><text:s text:c="15"/></text:span><text:span text:style-name="T38">I</text:span><text:span text:style-name="T37">n a reactive system,we need to specify flow materializer which specifies the how requests/repo</text:span><text:span text:style-name="T38">n</text:span><text:span text:style-name="T37">se flow get processed.</text:span></text:p>
      <text:p text:style-name="P29"><text:s text:c="15"/>In akka-http, actors will be used for handling request and response flows. </text:p>
      <text:p text:style-name="P17"/>
      <text:p text:style-name="P20"><text:span text:style-name="T55">3. High </text:span>Level Server Api</text:p>
      <text:p text:style-name="P21"><text:span text:style-name="T56">1. </text:span><text:span text:style-name="T13">Directives</text:span></text:p>
      <text:p text:style-name="P21"><text:span text:style-name="T13"><text:s/><text:tab/>- </text:span><text:span text:style-name="T50">Path Directives</text:span></text:p>
      <text:p text:style-name="P28"><text:span text:style-name="T47"><text:tab/><text:tab/></text:span><text:span text:style-name="T48">P</text:span><text:span text:style-name="T46">ath, PathMatchers.segment , </text:span><text:span text:style-name="Teletype"><text:span text:style-name="T46">PathMatchers.SLASH, PathMatchers.END</text:span></text:span><text:span text:style-name="T46"><text:line-break/> <text:tab/><text:tab/></text:span><text:span text:style-name="Teletype"><text:span text:style-name="T46">PathMatchers.Segment </text:span></text:span><text:span text:style-name="Teletype"><text:span text:style-name="T49">and so..</text:span></text:span><text:span text:style-name="T44"><text:line-break/> <text:s text:c="9"/>- </text:span><text:span text:style-name="T45">Method Directive</text:span></text:p>
      <text:p text:style-name="P16"><text:span text:style-name="T39"><text:s text:c="8"/><text:tab/><text:tab/></text:span><text:span text:style-name="T40">put, get, post, delete, head, op</text:span><text:span text:style-name="T41">t</text:span><text:span text:style-name="T40">ion</text:span></text:p>
      <text:p text:style-name="P16"><text:span text:style-name="T40"><text:s text:c="10"/>- </text:span><text:span text:style-name="T42">Host D</text:span><text:span text:style-name="T43">i</text:span><text:span text:style-name="T42">rectives</text:span></text:p>
      <text:p text:style-name="P30"/>
      <text:p text:style-name="P30"/>
      <text:p text:style-name="P30"/>
      <text:p text:style-name="P31"><text:span text:style-name="T5">AKKA STREAMS – </text:span><text:span text:style-name="T6">Design Decisions </text:span></text:p>
      <text:p text:style-name="P32"><text:tab/>-&gt; Resuability</text:p>
      <text:p text:style-name="P32"><text:s text:c="11"/>-&gt; Expandabilty</text:p>
      <text:p text:style-name="P32"><text:s text:c="11"/>-&gt; <text:span text:style-name="T62">P</text:span>erformance</text:p>
      <text:p text:style-name="P32"><text:s text:c="11"/>-&gt; <text:span text:style-name="T62">B</text:span>ound buffer space <text:s text:c="11"/></text:p>
      <text:p text:style-name="P31"><text:s text:c="11"/><text:tab/> </text:p>
      <text:p text:style-name="P34"><text:soft-page-break/><text:span text:style-name="T58">1. Stream – Graphs</text:span></text:p>
      <text:p text:style-name="P35"><text:span text:style-name="T61"><text:s text:c="8"/></text:span><text:span text:style-name="T32">Graphs are needed whenever you want to perform any kind of </text:span><text:span text:style-name="T34">fan-in</text:span><text:span text:style-name="T32"> ("multiple inputs") or </text:span><text:span text:style-name="T34">fan-out </text:span><text:span text:style-name="T32">("multiple outputs") operations.</text:span></text:p>
      <text:p text:style-name="P35"><text:span text:style-name="T33"><text:s text:c="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'Helvetica Neu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List_20_Heading" style:display-name="List Heading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21:30:56.966795444</meta:creation-date>
    <dc:date>2016-05-18T15:46:57.848735341</dc:date>
    <meta:editing-duration>P1DT20M26S</meta:editing-duration>
    <meta:editing-cycles>102</meta:editing-cycles>
    <meta:generator>LibreOffice/5.1.2.2$Linux_X86_64 LibreOffice_project/10m0$Build-2</meta:generator>
    <meta:document-statistic meta:table-count="0" meta:image-count="0" meta:object-count="0" meta:page-count="6" meta:paragraph-count="190" meta:word-count="1102" meta:character-count="8821" meta:non-whitespace-character-count="6327"/>
  </office:meta>
</office:document-meta>
</file>